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02in"/>
    </style:style>
    <style:style style:name="co2" style:family="table-column">
      <style:table-column-properties fo:break-before="auto" style:column-width="2.34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11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Navn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mplemented</text:p>
          </table:table-cell>
          <table:table-cell table:style-name="ce1" office:value-type="string">
            <text:p>Note</text:p>
          </table:table-cell>
        </table:table-row>
        <table:table-row table:style-name="ro2">
          <table:table-cell office:value-type="string">
            <text:p>Adgang, person [går ind, går ud]</text:p>
          </table:table-cell>
          <table:table-cell office:value-type="string">
            <text:p>AccessControl</text:p>
          </table:table-cell>
          <table:table-cell office:value-type="string">
            <text:p>Sens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Alarm, indenfor, lyd/lys</text:p>
          </table:table-cell>
          <table:table-cell office:value-type="string">
            <text:p>Alarm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Alarm, til firma</text:p>
          </table:table-cell>
          <table:table-cell office:value-type="string">
            <text:p>Alarm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Bevægelse</text:p>
          </table:table-cell>
          <table:table-cell office:value-type="string">
            <text:p>MotionSensor</text:p>
          </table:table-cell>
          <table:table-cell office:value-type="string">
            <text:p>Sens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Bevægelse, menneske</text:p>
          </table:table-cell>
          <table:table-cell office:value-type="string">
            <text:p>HumanMotionSensor::MotionSensor</text:p>
          </table:table-cell>
          <table:table-cell office:value-type="string">
            <text:p>Sens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Computer [tænd, sluk, sleep, wake]</text:p>
          </table:table-cell>
          <table:table-cell office:value-type="string">
            <text:p>Computer</text:p>
          </table:table-cell>
          <table:table-cell office:value-type="string">
            <text:p>Both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table:number-columns-repeated="2" office:value-type="string">
            <text:p>PressureSensor</text:p>
          </table:table-cell>
          <table:table-cell office:value-type="string">
            <text:p>Sens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Cykelholder [I brug, ikke i brug]</text:p>
          </table:table-cell>
          <table:table-cell office:value-type="string">
            <text:p>BikeTyreHolder::PressureSensor</text:p>
          </table:table-cell>
          <table:table-cell office:value-type="string">
            <text:p>Sens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Gang</text:p>
          </table:table-cell>
          <table:table-cell office:value-type="string">
            <text:p>Hallway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Hoveddør [opensFromInside? OpensFromOutside?]</text:p>
          </table:table-cell>
          <table:table-cell office:value-type="string">
            <text:p>Door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 office:value-type="string">
            <text:p>Implemented by the use of DoorHandles that are sensors.</text:p>
          </table:table-cell>
        </table:table-row>
        <table:table-row table:style-name="ro2">
          <table:table-cell office:value-type="string">
            <text:p>DoorHandle</text:p>
          </table:table-cell>
          <table:table-cell office:value-type="string">
            <text:p>DoorHandle::PressureSensor</text:p>
          </table:table-cell>
          <table:table-cell office:value-type="string">
            <text:p>DoorHandle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Kæledyr</text:p>
          </table:table-cell>
          <table:table-cell office:value-type="string">
            <text:p>Pet : Occupant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Kæledyr, vandflaske [erTom?, fyld]</text:p>
          </table:table-cell>
          <table:table-cell office:value-type="string">
            <text:p>PetBottle</text:p>
          </table:table-cell>
          <table:table-cell office:value-type="string">
            <text:p>Both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Kaffemaskine [lav kaffe]</text:p>
          </table:table-cell>
          <table:table-cell office:value-type="string">
            <text:p>CoffeeMachine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Kalendar</text:p>
          </table:table-cell>
          <table:table-cell office:value-type="string">
            <text:p>Calendar</text:p>
          </table:table-cell>
          <table:table-cell office:value-type="string">
            <text:p>Sens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Køkkebord [erServicePlaceretOvenpå?]</text:p>
          </table:table-cell>
          <table:table-cell office:value-type="string">
            <text:p>KitchenTable::PressureSensor</text:p>
          </table:table-cell>
          <table:table-cell office:value-type="string">
            <text:p>Sens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Lys [tænde, slukke, lysstyrke]</text:p>
          </table:table-cell>
          <table:table-cell office:value-type="string">
            <text:p>Lamp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 office:value-type="string">
            <text:p>Implemented by the use of LightSensor.</text:p>
          </table:table-cell>
        </table:table-row>
        <table:table-row table:style-name="ro2">
          <table:table-cell office:value-type="string">
            <text:p>Mobiltelefon [vibrate]</text:p>
          </table:table-cell>
          <table:table-cell office:value-type="string">
            <text:p>MobilePhone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Mødeagenda</text:p>
          </table:table-cell>
          <table:table-cell office:value-type="string">
            <text:p>MeetingSchedule</text:p>
          </table:table-cell>
          <table:table-cell office:value-type="string">
            <text:p>Sens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Morgenen</text:p>
          </table:table-cell>
          <table:table-cell office:value-type="string">
            <text:p>Morning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Nat</text:p>
          </table:table-cell>
          <table:table-cell office:value-type="string">
            <text:p>Night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Opvaskemaskine [åbn, luk, tænd, sluk, erFyldt?]</text:p>
          </table:table-cell>
          <table:table-cell office:value-type="string">
            <text:p>DishWasher</text:p>
          </table:table-cell>
          <table:table-cell office:value-type="string">
            <text:p>Both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rinter [tænd, sluk, sleep, wake]</text:p>
          </table:table-cell>
          <table:table-cell office:value-type="string">
            <text:p>Printer</text:p>
          </table:table-cell>
          <table:table-cell office:value-type="string">
            <text:p>Both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Radio, tænd og slukke</text:p>
          </table:table-cell>
          <table:table-cell office:value-type="string">
            <text:p>Radio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Rum</text:p>
          </table:table-cell>
          <table:table-cell office:value-type="string">
            <text:p>Room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SMS [send]</text:p>
          </table:table-cell>
          <table:table-cell office:value-type="string">
            <text:p>SMS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Solafskærmning (blinds, persienner, lameller), åbn og lukke</text:p>
          </table:table-cell>
          <table:table-cell office:value-type="string">
            <text:p>Blinds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Solen, lysstyrke</text:p>
          </table:table-cell>
          <table:table-cell office:value-type="string">
            <text:p>LightIntensity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 office:value-type="string">
            <text:p>Implemented by the use of LightSensor.</text:p>
          </table:table-cell>
        </table:table-row>
        <table:table-row table:style-name="ro2">
          <table:table-cell office:value-type="string">
            <text:p>Sommer</text:p>
          </table:table-cell>
          <table:table-cell office:value-type="string">
            <text:p>Summer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table:number-columns-repeated="2" office:value-type="string">
            <text:p>Storm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Tallerken, glas og bestik</text:p>
          </table:table-cell>
          <table:table-cell office:value-type="string">
            <text:p>TableWare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Telefon [vidrestil, annulér viderestil]</text:p>
          </table:table-cell>
          <table:table-cell office:value-type="string">
            <text:p>Phone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Temperatur</text:p>
          </table:table-cell>
          <table:table-cell office:value-type="string">
            <text:p>Temperature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 office:value-type="string">
            <text:p>Implemented by the use of TemperatureSensor.</text:p>
          </table:table-cell>
        </table:table-row>
        <table:table-row table:style-name="ro2">
          <table:table-cell table:number-columns-repeated="2" office:value-type="string">
            <text:p>TemperatureSensor</text:p>
          </table:table-cell>
          <table:table-cell office:value-type="string">
            <text:p>Sens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Tid</text:p>
          </table:table-cell>
          <table:table-cell office:value-type="string">
            <text:p>Time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 office:value-type="string">
            <text:p>Implemented by the use of CalendarSensor.</text:p>
          </table:table-cell>
        </table:table-row>
        <table:table-row table:style-name="ro2">
          <table:table-cell office:value-type="string">
            <text:p>Toilet [slå bræt ned]</text:p>
          </table:table-cell>
          <table:table-cell office:value-type="string">
            <text:p>ToiletSeat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Varme [tænd, sluk, keep at]</text:p>
          </table:table-cell>
          <table:table-cell office:value-type="string">
            <text:p>Heater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Vindue [åbn, luk]</text:p>
          </table:table-cell>
          <table:table-cell office:value-type="string">
            <text:p>Window</text:p>
          </table:table-cell>
          <table:table-cell office:value-type="string">
            <text:p>Actuator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table:style-name="ce2" office:value-type="string">
            <text:p>Occupant</text:p>
          </table:table-cell>
          <table:table-cell office:value-type="string">
            <text:p>Occupant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 table:number-columns-repeated="2" office:value-type="string">
            <text:p>OccupantSchedule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/>
        </table:table-row>
        <table:table-row table:style-name="ro2" table:number-rows-repeated="1048531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/00/0000</text:date>, <text:time style:data-style-name="N2" text:time-value="0000-00-00T13:41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2T09:51:59</meta:creation-date>
    <dc:date>2013-03-04T07:42:39</dc:date>
    <meta:editing-duration>P1DT19H53M20S</meta:editing-duration>
    <meta:editing-cycles>20</meta:editing-cycles>
    <meta:generator>LibreOffice/3.6$MacOSX_x86 LibreOffice_project/5b93205-6e6b3fc-7830f6d-c08ad66-1d9bf4</meta:generator>
    <meta:document-statistic meta:table-count="1" meta:cell-count="170" meta:object-count="0"/>
  </office:meta>
</office:document-meta>
</file>